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Arial, Helvetica, Sans, FreeSans, Jamrul, Garuda, Kalimat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  <style:text-properties officeooo:paragraph-rsid="0016e5b9"/>
    </style:style>
    <style:style style:name="P3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  <style:text-properties officeooo:paragraph-rsid="001744bd"/>
    </style:style>
    <style:style style:name="T1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Lucida Grande" fo:font-size="10.5pt" fo:letter-spacing="normal" fo:font-style="normal" fo:font-weight="normal" officeooo:rsid="0016e5b9"/>
    </style:style>
    <style:style style:name="T3" style:family="text">
      <style:text-properties fo:font-variant="normal" fo:text-transform="none" fo:color="#333333" style:font-name="Lucida Grande" fo:font-size="10.5pt" fo:letter-spacing="normal" fo:font-style="normal" fo:font-weight="normal" officeooo:rsid="001744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- </text:span><text:span text:style-name="T2">1.- Quantes oficines tenim a cada regió?</text:span></text:p>
      <text:p text:style-name="P1"><text:span text:style-name="T2">-- 2.- Quants representants de ventes hi ha a cada oficina?</text:span></text:p>
      <text:p text:style-name="P1"><text:span text:style-name="T2">-- 3.- Quants representants de ventes té assignats cada cap de respresentants?</text:span></text:p>
      <text:p text:style-name="P1"><text:span text:style-name="T2">-- 4.- Quina és, per cada oficina, la suma de les quotes dels seus representants? I la mitjana de les quotes per oficina?</text:span></text:p>
      <text:p text:style-name="P2"><text:span text:style-name="T2">-- </text:span><text:span text:style-name="T3">5</text:span><text:span text:style-name="T2">.- Quin és el representant que té la quota més alta de cada oficina?</text:span></text:p>
      <text:p text:style-name="P2"><text:span text:style-name="T2">-- </text:span><text:span text:style-name="T3">6</text:span><text:span text:style-name="T2">.- Quants clients representa cada venedor-repventas?</text:span></text:p>
      <text:p text:style-name="P2"><text:span text:style-name="T2">-- </text:span><text:span text:style-name="T3">7</text:span><text:span text:style-name="T2">.- Quin és el client de cada <text:s/>venedor-repventas amb el límit de crèdit més alt?</text:span></text:p>
      <text:p text:style-name="P2"><text:span text:style-name="T2">-- </text:span><text:span text:style-name="T3">8</text:span><text:span text:style-name="T2">.- Per cada codi de fàbrica diferents, quants productes hi ha?</text:span></text:p>
      <text:p text:style-name="P2"><text:span text:style-name="T2">-- </text:span><text:span text:style-name="T3">9</text:span><text:span text:style-name="T2">.- Per cada codi de producte diferent, a quantes fàbriques es fabrica?</text:span></text:p>
      <text:p text:style-name="P2"><text:span text:style-name="T2">-- </text:span><text:span text:style-name="T3">10</text:span><text:span text:style-name="T2">.- Per cada nom de producte diferent, quants codis (if_fab + id_prod) tenim?</text:span></text:p>
      <text:p text:style-name="P2"><text:span text:style-name="T2">-- </text:span><text:span text:style-name="T3">11.</text:span><text:span text:style-name="T2">- Per cada producte (if_fab + id_prod), quantes comandes tenim?</text:span></text:p>
      <text:p text:style-name="P2"><text:span text:style-name="T2">-- </text:span><text:span text:style-name="T3">12</text:span><text:span text:style-name="T2">.- Per cada client, quantes comandes tenim?</text:span></text:p>
      <text:p text:style-name="P3"><text:span text:style-name="T2">-- </text:span><text:span text:style-name="T3">13</text:span><text:span text:style-name="T2">.- </text:span><text:span text:style-name="T3">Quantes comandes ha realitzat cada representant de vendes?</text:span></text:p>
      <text:p text:style-name="P3"><text:span text:style-name="T2">-- </text:span><text:span text:style-name="T3">14</text:span><text:span text:style-name="T2">.</text:span><text:span text:style-name="T1">- Quina és la comanda promig de cada venedor?</text:span><text:line-break/><text:span text:style-name="T2">-- </text:span><text:span text:style-name="T3">15</text:span><text:span text:style-name="T2">.-</text:span><text:span text:style-name="T1"> Quin és el rang de quotes asignades a cada oficina? ( es a dir, el mínim i el màxim)</text:span><text:line-break/><text:span text:style-name="T2">-- </text:span><text:span text:style-name="T3">16</text:span><text:span text:style-name="T2">.-</text:span><text:span text:style-name="T1"> Quants venedors estan asignats a cada oficina?</text:span><text:line-break/><text:span text:style-name="T2">-- </text:span><text:span text:style-name="T3">17</text:span><text:span text:style-name="T2">.-</text:span><text:span text:style-name="T1"> Quants clients són atesos per (tenen com a representant oficial a) cada cada venedor?</text:span><text:line-break/><text:span text:style-name="T2">-- </text:span><text:span text:style-name="T3">18</text:span><text:span text:style-name="T2">.-</text:span><text:span text:style-name="T1"> Calcula el total de l'import de les comandes per cada venedor i per cada client.</text:span><text:line-break/><text:span text:style-name="T2">-- </text:span><text:span text:style-name="T3">19</text:span><text:span text:style-name="T2">.-</text:span><text:span text:style-name="T1"> El mateix que a la qüestió anterior, però ordenat per client i dintre de client per venedor.</text:span><text:line-break/><text:span text:style-name="T2">-- </text:span><text:span text:style-name="T3">20</text:span><text:span text:style-name="T2">.-</text:span><text:span text:style-name="T1"> Calcula les comandes (imports) totals per a cada venedor.</text:span><text:line-break/><text:span text:style-name="T2">-- </text:span><text:span text:style-name="T3">21</text:span><text:span text:style-name="T2">.-</text:span><text:span text:style-name="T1"> Quin és l'import promig de les comandes per cada venedor, les comandes dels quals sumen més de 30 000?</text:span><text:line-break/><text:span text:style-name="T2">-- </text:span><text:span text:style-name="T3">22</text:span><text:span text:style-name="T2">.-</text:span><text:span text:style-name="T1"> Per cada oficina amb 2 o més persones, calculeu la quota</text:span><text:line-break/><text:span text:style-name="T1">total i les vendes totals per a tots els venedors que treballen a la oficina (volem que sorti la ciutat de l'oficina a la consulta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'Lucida Sans Unicode', Arial, Helvetica, Sans, FreeSans, Jamrul, Garuda, Kalimat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2S</meta:editing-duration>
    <meta:editing-cycles>5</meta:editing-cycles>
    <meta:generator>LibreOffice/4.4.4.3$Windows_x86 LibreOffice_project/2c39ebcf046445232b798108aa8a7e7d89552ea8</meta:generator>
    <dc:date>2017-11-05T13:32:59.864000000</dc:date>
    <meta:document-statistic meta:table-count="0" meta:image-count="0" meta:object-count="0" meta:page-count="1" meta:paragraph-count="14" meta:word-count="322" meta:character-count="1774" meta:non-whitespace-character-count="1464"/>
    <meta:user-defined meta:name="Info 1"/>
    <meta:user-defined meta:name="Info 2"/>
    <meta:user-defined meta:name="Info 3"/>
    <meta:user-defined meta:name="Info 4"/>
  </office:meta>
</office:document-meta>
</file>